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master-page-name="First_20_Page">
      <style:paragraph-properties style:page-number="auto"/>
    </style:style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style:writing-mode="lr-tb"/>
    </style:style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1407758256">
          <text:insertion>
            <office:change-info>
              <dc:creator>Bob Jacobsen</dc:creator>
              <dc:date>2010-10-08T22:13:00</dc:date>
            </office:change-info>
          </text:insertion>
        </text:changed-region>
        <text:changed-region text:id="ct1379447824">
          <text:deletion>
            <office:change-info>
              <dc:creator>Bob Jacobsen</dc:creator>
              <dc:date>2010-10-08T22:13:00</dc:date>
            </office:change-info>
            <text:p text:style-name="Standard">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735077144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P2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</text:p>
          </text:deletion>
        </text:changed-region>
        <text:changed-region text:id="ct1407758448">
          <text:insertion>
            <office:change-info>
              <dc:creator>Bob Jacobsen</dc:creator>
              <dc:date>2010-10-08T22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change-start text:change-id="ct1407758256"/>Introduction</text:h>
      <text:p text:style-name="Standard">This explanatory note contains informative discussion and background for the corresponding “OpenLCB ... Specification”. This explanation is not normative in any way.</text:p>
      <text:h text:style-name="Heading_20_1" text:outline-level="1"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p text:style-name="Standard"/>
      <text:p text:style-name="Standard"/>
      <text:p text:style-name="Standard"><text:change-end text:change-id="ct1407758256"/><text:change text:change-id="ct1379447824"/><text:change-start text:change-id="ct1407758448"/>Below this is just a collection of pieces from other docs right now.<text:change-end text:change-id="ct140775844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40796363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40796377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407963632"/><text:change-start text:change-id="ct1407963776"/>OpenLCB-TCP Segment Transfer Technical Note<text:change-end text:change-id="ct1407963776"/></text:p>
      </style:header>
      <style:footer>
        <text:tracked-changes>
          <text:changed-region text:id="ct140794140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40795768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40796937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407941408"/><text:change-start text:change-id="ct1407957680"/><text:span text:style-name="MT2">Copyright 2010, by J. Day, D. Harris, B. Jacobsen, and A. Shepherd</text:span><text:change-end text:change-id="ct1407957680"/><text:change text:change-id="ct1407969376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2:13:36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14069084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35135569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351278080">
            <text:insertion>
              <office:change-info>
                <dc:creator>Bob Jacobsen</dc:creator>
                <dc:date>2010-10-08T22:12:00</dc:date>
              </office:change-info>
            </text:insertion>
          </text:changed-region>
          <text:changed-region text:id="ct1351273296">
            <text:deletion>
              <office:change-info>
                <dc:creator>Bob Jacobsen</dc:creator>
                <dc:date>2010-10-08T22:12:00</dc:date>
              </office:change-info>
              <text:p text:style-name="MP7">(title)</text:p>
            </text:deletion>
          </text:changed-region>
          <text:changed-region text:id="ct1351274160">
            <text:insertion>
              <office:change-info>
                <dc:creator>Bob Jacobsen</dc:creator>
                <dc:date>2010-10-08T22:12:00</dc:date>
              </office:change-info>
            </text:insertion>
          </text:changed-region>
          <text:changed-region text:id="ct135128145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35127780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351273152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408283184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140690848"/><text:change-start text:change-id="ct1351355696"/>OpenLCB <text:change-end text:change-id="ct1351355696"/><text:change-start text:change-id="ct1351278080"/>Technical Note<text:change-end text:change-id="ct135127808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351273296"/><text:change-start text:change-id="ct1351274160"/>OpenLCB-TCP Segment Transfer<text:change-end text:change-id="ct135127416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351281456"/><text:change-start text:change-id="ct1351277808"/><text:date style:data-style-name="N37" text:date-value="2010-10-08T17:19:56" text:fixed="true">10/08/10</text:date><text:change-end text:change-id="ct1351277808"/></text:p>
            </table:table-cell>
            <table:table-cell table:style-name="Table1.C1" office:value-type="string">
              <text:p text:style-name="MP7"><text:change text:change-id="ct1351273152"/><text:change-start text:change-id="ct1408283184"/>Preliminary<text:change-end text:change-id="ct1408283184"/></text:p>
            </table:table-cell>
          </table:table-row>
        </table:table>
        <text:p text:style-name="Header"/>
      </style:header>
      <style:footer>
        <text:tracked-changes>
          <text:changed-region text:id="ct135132737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35068081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35118512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351327376"/><text:change-start text:change-id="ct1350680816"/><text:span text:style-name="MT5">10</text:span><text:change-end text:change-id="ct1350680816"/><text:span text:style-name="MT5">, by J. Day, D. Harris, B. Jacobsen, </text:span><text:change text:change-id="ct1351185120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2:13:36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2</meta:editing-cycles>
    <meta:editing-duration>PT11H36M14S</meta:editing-duration>
    <meta:generator>OpenOffice.org/3.2$Unix OpenOffice.org_project/320m18$Build-9502</meta:generator>
    <dc:date>2010-10-10T12:13:36</dc:date>
    <dc:creator>Bob Jacobsen</dc:creator>
    <meta:document-statistic meta:table-count="1" meta:image-count="1" meta:object-count="0" meta:page-count="1" meta:paragraph-count="36" meta:word-count="252" meta:character-count="1648"/>
    <meta:user-defined meta:name="Info 1"/>
    <meta:user-defined meta:name="Info 2"/>
    <meta:user-defined meta:name="Info 3"/>
    <meta:user-defined meta:name="Info 4"/>
  </office:meta>
</office:document-meta>
</file>